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default-cell-style-name="ce9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producao</text:p>
          </table:table-cell>
          <table:table-cell table:style-name="Default" office:value-type="string" calcext:value-type="string">
            <text:p>disponibilidade</text:p>
          </table:table-cell>
          <table:table-cell table:style-name="Default" office:value-type="string" calcext:value-type="string">
            <text:p>tipo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98573810" calcext:value-type="float">
            <text:p>198573810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95252258" calcext:value-type="float">
            <text:p>195252258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93676716" calcext:value-type="float">
            <text:p>193676716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99275404" calcext:value-type="float">
            <text:p>199275404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205694243" calcext:value-type="float">
            <text:p>205694243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203470007" calcext:value-type="float">
            <text:p>203470007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25905263" calcext:value-type="float">
            <text:p>125905263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24131656" calcext:value-type="float">
            <text:p>124131656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21360171" calcext:value-type="float">
            <text:p>121360171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27453417" calcext:value-type="float">
            <text:p>127453417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130477261" calcext:value-type="float">
            <text:p>130477261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133791633" calcext:value-type="float">
            <text:p>133791633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</table:table>
      <table:table table:name="Planilh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6" table:number-rows-spanned="1">
            <text:p>Varivaveis retiradas do DB: (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item/ element</text:p>
          </table:table-cell>
          <table:table-cell office:value-type="string" calcext:value-type="string">
            <text:p>unidade de medi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ponibilidad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producao</text:p>
          </table:table-cell>
          <table:table-cell table:style-name="ce12" office:value-type="string" calcext:value-type="string">
            <text:p>Area harvested</text:p>
          </table:table-cell>
          <table:table-cell office:value-type="string" calcext:value-type="string">
            <text:p>tonelada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/>
      <number:text>/</number:text>
      <number:month number:textual="true"/>
      <number:text>/</number:text>
      <number:year/>
    </number:date-style>
    <number:date-style style:name="N107">
      <number:month number:textual="true"/>
      <number:text>/</number:text>
      <number:year/>
    </number:dat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16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6">
      <number:month number:style="long"/>
      <number:text>/</number:text>
      <number:year number:style="long"/>
    </number:date-style>
    <number:date-style style:name="N147">
      <number:month/>
      <number:text>/</number:text>
      <number:year number:style="long"/>
    </number:date-style>
    <number:number-style style:name="N148">
      <number:number number:decimal-places="1" number:min-decimal-places="1" number:min-integer-digits="1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R$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2T14:34:04.533000000</dc:date>
    <meta:editing-duration>PT11M19S</meta:editing-duration>
    <meta:editing-cycles>3</meta:editing-cycles>
    <meta:generator>LibreOffice/7.4.3.2$Windows_X86_64 LibreOffice_project/1048a8393ae2eeec98dff31b5c133c5f1d08b890</meta:generator>
    <meta:document-statistic meta:table-count="2" meta:cell-count="47" meta:object-count="0"/>
  </office:meta>
</office:document-meta>
</file>